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C000001A4C14E0D365B7A0ECE.jpg" manifest:media-type="image/jpeg"/>
  <manifest:file-entry manifest:full-path="Pictures/10000001000003200000017F96F7EB2C0E51A4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draw:marker-start-width="0.359cm" draw:marker-end="Arrowheads_20_1" draw:marker-end-width="0.359cm" draw:textarea-vertical-align="middle" fo:padding-top="0.178cm" fo:padding-bottom="0.178cm" fo:padding-left="0.303cm" fo:padding-right="0.303cm" draw:shadow="visible" draw:shadow-offset-x="0.051cm" draw:shadow-offset-y="0.051cm" draw:shadow-color="#ffffff" loext:shadow-blur="0.353cm"/>
    </style:style>
    <style:style style:name="gr3" style:family="graphic" style:parent-style-name="standard">
      <style:graphic-properties svg:stroke-width="0.106cm" svg:stroke-color="#ffbf00" draw:marker-start-width="0.359cm" draw:marker-end="Arrowheads_20_1" draw:marker-end-width="0.359cm" draw:textarea-vertical-align="middle" fo:padding-top="0.178cm" fo:padding-bottom="0.178cm" fo:padding-left="0.303cm" fo:padding-right="0.303cm" draw:shadow="visible" draw:shadow-offset-x="0.051cm" draw:shadow-offset-y="0.051cm" draw:shadow-color="#ffffff" loext:shadow-blur="0.353cm"/>
    </style:style>
    <style:style style:name="gr4" style:family="graphic" style:parent-style-name="standard">
      <style:graphic-properties svg:stroke-width="0.106cm" svg:stroke-color="#ffffff" draw:marker-start="Arrowheads_20_1" draw:marker-start-width="0.359cm" draw:marker-end-width="0.359cm" draw:textarea-vertical-align="middle" fo:padding-top="0.178cm" fo:padding-bottom="0.178cm" fo:padding-left="0.303cm" fo:padding-right="0.303cm" draw:shadow="visible" draw:shadow-offset-x="0.051cm" draw:shadow-offset-y="0.051cm" draw:shadow-color="#000000" draw:shadow-opacity="85%" loext:shadow-blur="0.353cm"/>
    </style:style>
    <style:style style:name="gr5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168253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0.843cm"/>
      <style:paragraph-properties style:writing-mode="lr-tb"/>
    </style:style>
    <style:style style:name="gr10" style:family="graphic" style:parent-style-name="objectwithoutfill">
      <style:graphic-properties svg:stroke-width="0.106cm" svg:stroke-color="#ffbf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fo:min-height="0.545cm"/>
      <style:paragraph-properties style:writing-mode="lr-tb"/>
    </style:style>
    <style:style style:name="gr12" style:family="graphic" style:parent-style-name="objectwithoutfill">
      <style:graphic-properties svg:stroke-width="0.106cm" svg:stroke-color="#66666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fo:min-height="0.44cm"/>
      <style:paragraph-properties style:writing-mode="lr-tb"/>
    </style:style>
    <style:style style:name="gr14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2a60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gr17" style:family="graphic" style:parent-style-name="objectwithoutfill">
      <style:graphic-properties svg:stroke-width="0.106cm" svg:stroke-color="#16825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style:font-name="LM Mono 10" fo:font-size="16pt"/>
    </style:style>
    <style:style style:name="P5" style:family="paragraph">
      <loext:graphic-properties draw:fill="none" draw:fill-color="#ffffff"/>
      <style:text-properties style:font-name="LM Mono 10" fo:font-size="16pt"/>
    </style:style>
    <style:style style:name="T1" style:family="text">
      <style:text-properties style:font-name="LM Mono 10"/>
    </style:style>
    <style:style style:name="T2" style:family="text">
      <style:text-properties style:text-position="sub 58%" style:font-name="LM Mono 1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19.642cm" svg:height="9.403cm" svg:x="2.342cm" svg:y="7.69cm">
          <draw:image xlink:href="Pictures/10000001000003200000017F96F7EB2C0E51A453.png" xlink:type="simple" xlink:show="embed" xlink:actuate="onLoad" draw:mime-type="image/png">
            <text:p/>
          </draw:image>
          <draw:glue-point draw:id="4" svg:x="-0.861cm" svg:y="-3.779cm"/>
          <draw:glue-point draw:id="5" svg:x="-0.28cm" svg:y="-3.806cm"/>
          <draw:glue-point draw:id="6" svg:x="-0.538cm" svg:y="-3.78cm"/>
          <draw:glue-point draw:id="7" svg:x="-2.995cm" svg:y="3.653cm"/>
          <draw:glue-point draw:id="8" svg:x="-2.037cm" svg:y="3.644cm"/>
          <draw:glue-point draw:id="9" svg:x="-2.811cm" svg:y="3.644cm"/>
        </draw:frame>
        <draw:frame draw:style-name="gr1" draw:text-style-name="P1" xml:id="id1" draw:id="id1" draw:layer="layout" svg:width="8.116cm" svg:height="7.161cm" svg:x="13.264cm" svg:y="0.197cm">
          <draw:image xlink:href="Pictures/10000000000001DC000001A4C14E0D365B7A0ECE.jpg" xlink:type="simple" xlink:show="embed" xlink:actuate="onLoad" draw:mime-type="image/jpeg">
            <text:p/>
          </draw:image>
          <draw:glue-point draw:id="4" svg:x="-3.454cm" svg:y="0.853cm"/>
          <draw:glue-point draw:id="5" svg:x="-3.435cm" svg:y="-1.984cm"/>
          <draw:glue-point draw:id="6" svg:x="-3.433cm" svg:y="-1.452cm"/>
          <draw:glue-point draw:id="7" svg:x="-3.447cm" svg:y="-0.92cm"/>
          <draw:glue-point draw:id="8" svg:x="-3.446cm" svg:y="-0.21cm"/>
          <draw:glue-point draw:id="9" svg:x="-3.435cm" svg:y="0.321cm"/>
        </draw:frame>
        <draw:connector draw:style-name="gr2" draw:text-style-name="P2" draw:layer="layout" svg:x1="14.535cm" svg:y1="4.006cm" svg:x2="10.472cm" svg:y2="8.838cm" draw:start-shape="id1" draw:start-glue-point="9" draw:end-shape="id2" draw:end-glue-point="4" svg:d="M14535 4006h-4063v4832" svg:viewBox="0 0 4064 4833">
          <text:p/>
        </draw:connector>
        <draw:connector draw:style-name="gr3" draw:text-style-name="P2" draw:layer="layout" svg:x1="14.536cm" svg:y1="2.738cm" svg:x2="11.614cm" svg:y2="8.813cm" draw:start-shape="id1" draw:start-glue-point="6" draw:end-shape="id2" draw:end-glue-point="5" svg:d="M14536 2738h-2922v6075" svg:viewBox="0 0 2923 6076">
          <text:p/>
        </draw:connector>
        <draw:connector draw:style-name="gr4" draw:text-style-name="P2" draw:layer="layout" svg:x1="14.525cm" svg:y1="3.119cm" svg:x2="11.107cm" svg:y2="8.837cm" draw:start-shape="id1" draw:start-glue-point="7" draw:end-shape="id2" draw:end-glue-point="6" svg:d="M14525 3119h-3418v5718" svg:viewBox="0 0 3419 5719">
          <text:p/>
        </draw:connector>
        <draw:connector draw:style-name="gr5" draw:text-style-name="P2" draw:layer="layout" draw:line-skew="-1.024cm 1.146cm" svg:x1="14.535cm" svg:y1="2.357cm" svg:x2="6.281cm" svg:y2="15.825cm" draw:start-shape="id1" draw:start-glue-point="5" draw:end-shape="id2" draw:end-glue-point="7" svg:d="M14535 2357h-13717v16382h5463v-2914" svg:viewBox="0 0 13718 16383">
          <text:p/>
        </draw:connector>
        <draw:connector draw:style-name="gr6" draw:text-style-name="P2" draw:layer="layout" draw:line-skew="-0.516cm 0.638cm" svg:x1="14.526cm" svg:y1="3.627cm" svg:x2="8.162cm" svg:y2="15.817cm" draw:start-shape="id1" draw:start-glue-point="8" draw:end-shape="id2" draw:end-glue-point="8" svg:d="M14526 3627h-13200v14604h6836v-2414" svg:viewBox="0 0 13201 14605">
          <text:p/>
        </draw:connector>
        <draw:connector draw:style-name="gr7" draw:text-style-name="P2" draw:layer="layout" svg:x1="14.519cm" svg:y1="4.387cm" svg:x2="6.642cm" svg:y2="15.817cm" draw:start-shape="id1" draw:start-glue-point="4" draw:end-shape="id2" draw:end-glue-point="9" svg:d="M14519 4387h-12677v13206h4800v-1776" svg:viewBox="0 0 12678 13207">
          <text:p/>
        </draw:connector>
        <draw:g>
          <draw:line draw:style-name="gr8" draw:text-style-name="P3" draw:layer="layout" svg:x1="21.825cm" svg:y1="0.743cm" svg:x2="22.968cm" svg:y2="0.743cm">
            <text:p/>
          </draw:line>
          <draw:frame draw:style-name="gr9" draw:text-style-name="P5" draw:layer="layout" svg:width="4.364cm" svg:height="1.093cm" svg:x="23.095cm" svg:y="0.197cm">
            <draw:text-box>
              <text:p text:style-name="P4"><text:span text:style-name="T1">V+ <text:s/>→ V</text:span><text:span text:style-name="T2">DD</text:span></text:p>
            </draw:text-box>
          </draw:frame>
        </draw:g>
        <draw:g>
          <draw:line draw:style-name="gr10" draw:text-style-name="P3" draw:layer="layout" svg:x1="21.825cm" svg:y1="1.483cm" svg:x2="22.968cm" svg:y2="1.483cm">
            <text:p/>
          </draw:line>
          <draw:frame draw:style-name="gr11" draw:text-style-name="P5" draw:layer="layout" svg:width="7.258cm" svg:height="1.001cm" svg:x="23.095cm" svg:y="0.983cm">
            <draw:text-box>
              <text:p text:style-name="P4"><text:span text:style-name="T1">TX <text:s/>→ UART1 RX (P1.01)</text:span></text:p>
            </draw:text-box>
          </draw:frame>
        </draw:g>
        <draw:g>
          <draw:line draw:style-name="gr12" draw:text-style-name="P3" draw:layer="layout" svg:x1="21.826cm" svg:y1="2.223cm" svg:x2="22.969cm" svg:y2="2.223cm">
            <text:p/>
          </draw:line>
          <draw:frame draw:style-name="gr13" draw:text-style-name="P5" draw:layer="layout" svg:width="7.131cm" svg:height="1.001cm" svg:x="23.095cm" svg:y="1.723cm">
            <draw:text-box>
              <text:p text:style-name="P4"><text:span text:style-name="T1">RX <text:s/>→ UART1 TX (P1.02)</text:span></text:p>
            </draw:text-box>
          </draw:frame>
        </draw:g>
        <draw:g>
          <draw:line draw:style-name="gr14" draw:text-style-name="P3" draw:layer="layout" svg:x1="21.827cm" svg:y1="2.964cm" svg:x2="22.97cm" svg:y2="2.964cm">
            <text:p/>
          </draw:line>
          <draw:frame draw:style-name="gr9" draw:text-style-name="P5" draw:layer="layout" svg:width="4.364cm" svg:height="1.093cm" svg:x="23.095cm" svg:y="2.418cm">
            <draw:text-box>
              <text:p text:style-name="P4"><text:span text:style-name="T1">GND → GND</text:span></text:p>
            </draw:text-box>
          </draw:frame>
        </draw:g>
        <draw:g>
          <draw:line draw:style-name="gr15" draw:text-style-name="P3" draw:layer="layout" svg:x1="21.828cm" svg:y1="3.704cm" svg:x2="22.971cm" svg:y2="3.704cm">
            <text:p/>
          </draw:line>
          <draw:frame draw:style-name="gr16" draw:text-style-name="P5" draw:layer="layout" svg:width="5.888cm" svg:height="1.001cm" svg:x="23.095cm" svg:y="3.204cm">
            <draw:text-box>
              <text:p text:style-name="P4"><text:span text:style-name="T1">TCH → GPIO P0.04</text:span></text:p>
            </draw:text-box>
          </draw:frame>
        </draw:g>
        <draw:g>
          <draw:line draw:style-name="gr17" draw:text-style-name="P3" draw:layer="layout" svg:x1="21.829cm" svg:y1="4.444cm" svg:x2="22.972cm" svg:y2="4.444cm">
            <text:p/>
          </draw:line>
          <draw:frame draw:style-name="gr9" draw:text-style-name="P5" draw:layer="layout" svg:width="4.364cm" svg:height="1.093cm" svg:x="23.095cm" svg:y="3.898cm">
            <draw:text-box>
              <text:p text:style-name="P4"><text:span text:style-name="T1">VA <text:s/>→ V</text:span><text:span text:style-name="T2">D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6T15:25:11.909228487</meta:creation-date>
    <dc:date>2022-05-19T12:27:38.871173542</dc:date>
    <meta:editing-duration>PT32M31S</meta:editing-duration>
    <meta:editing-cycles>6</meta:editing-cycles>
    <meta:generator>LibreOffice/7.2.6.2$Linux_X86_64 LibreOffice_project/20$Build-2</meta:generator>
    <meta:document-statistic meta:object-count="26"/>
  </office:meta>
</office:document-meta>
</file>